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cm" draw:marker-start-width="0.25cm" draw:marker-end-width="0.25cm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objectwithoutfill">
      <style:graphic-properties svg:stroke-width="0.2cm" draw:marker-start-width="0.51cm" draw:marker-end="Arrow" draw:marker-end-width="0.61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2.572cm"/>
    </style:style>
    <style:style style:name="pr2" style:family="presentation" style:parent-style-name="Standard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text-properties fo:font-size="32pt" fo:font-style="italic" style:font-size-asian="32pt" style:font-style-asian="italic" style:font-size-complex="32pt" style:font-style-complex="italic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20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26pt" fo:font-style="italic" style:font-size-asian="26pt" style:font-style-asian="italic" style:font-size-complex="26pt" style:font-style-complex="italic"/>
    </style:style>
    <style:style style:name="T6" style:family="text">
      <style:text-properties fo:font-size="26pt" fo:font-style="normal" style:font-size-asian="26pt" style:font-style-asian="normal" style:font-size-complex="26pt" style:font-style-complex="normal"/>
    </style:style>
    <style:style style:name="T7" style:family="text">
      <style:text-properties fo:font-size="32pt" fo:font-style="italic" style:font-size-asian="32pt" style:font-style-asian="italic" style:font-size-complex="32pt" style:font-style-complex="italic"/>
    </style:style>
    <style:style style:name="T8" style:family="text">
      <style:text-properties fo:font-size="20pt" fo:font-style="normal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3" xml:id="id2" draw:id="id2" draw:layer="layout" svg:width="12.429cm" svg:height="7.8cm" svg:x="25.2cm" svg:y="41cm">
          <text:p text:style-name="P1"><text:span text:style-name="T1">NetworkComponent</text:span><text:span text:style-name="T2"><text:line-break/></text:span><text:span text:style-name="T2"/></text:p>
          <text:p text:style-name="P2"><text:span text:style-name="T3">Abstract API</text:span></text:p>
          <text:p text:style-name="P2"><text:span text:style-name="T3">To allow </text:span></text:p>
          <text:p text:style-name="P2"><text:span text:style-name="T3">Compartmentalization</text:span></text:p>
          <text:p text:style-name="P2"><text:span text:style-name="T3">Of Network Simul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3" draw:id="id3" draw:layer="layout" svg:width="13.2cm" svg:height="7.8cm" svg:x="39.4cm" svg:y="41cm">
          <text:p text:style-name="P1"><text:span text:style-name="T1">NetworkAnalyser</text:span></text:p>
          <text:p text:style-name="P1"><text:span text:style-name="T1"/></text:p>
          <text:p text:style-name="P2"><text:span text:style-name="T4"><text:line-break/></text:span><text:span text:style-name="T4"><text:line-break/></text:span><text:span text:style-name="T3">Special NetworkComponent,</text:span></text:p>
          <text:p text:style-name="P2"><text:span text:style-name="T3">Adds Monitors and</text:span></text:p>
          <text:p text:style-name="P2"><text:span text:style-name="T3">Analyses Monitor Data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" draw:id="id1" draw:layer="layout" svg:width="12.8cm" svg:height="9.2cm" svg:x="32cm" svg:y="28.6cm">
          <draw:glue-point draw:id="4" svg:x="5cm" svg:y="-2.012cm"/>
          <draw:glue-point draw:id="5" svg:x="5cm" svg:y="2.195cm"/>
          <text:p text:style-name="P1"><text:span text:style-name="T1">NetworkManager</text:span></text:p>
          <text:p text:style-name="P2"><text:span text:style-name="T4"><text:line-break/></text:span><text:span text:style-name="T4"><text:line-break/></text:span><text:span text:style-name="T3">Manages</text:span></text:p>
          <text:p text:style-name="P2"><text:span text:style-name="T3">Network Components</text:span></text:p>
          <text:p text:style-name="P2"><text:span text:style-name="T3">And Execution of Simulation</text:span></text:p>
          <text:p text:style-name="P2"><text:span text:style-name="T3">With </text:span><text:span text:style-name="T5">pypet </text:span></text:p>
          <text:p text:style-name="P2"><text:span text:style-name="T6">Creates </text:span><text:span text:style-name="T5">BRIAN</text:span><text:span text:style-name="T6"> Networks</text:span><text:span text:style-name="T3"><text:line-break/></text:span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draw:type="curve" svg:x1="38.4cm" svg:y1="37.8cm" svg:x2="31.414cm" svg:y2="41cm" draw:start-shape="id1" draw:start-glue-point="2" draw:end-shape="id2" draw:end-glue-point="0" svg:d="m38400 37800c0 2401-6986 802-6986 3200" svg:viewBox="0 0 6987 3201">
          <text:p/>
        </draw:connector>
        <draw:connector draw:style-name="gr2" draw:text-style-name="P4" draw:layer="layout" draw:type="curve" svg:x1="38.4cm" svg:y1="37.8cm" svg:x2="46cm" svg:y2="41cm" draw:start-shape="id1" draw:start-glue-point="2" draw:end-shape="id3" svg:d="m38400 37800c0 2401 7600 802 7600 3200" svg:viewBox="0 0 7601 3201">
          <text:p/>
        </draw:connector>
        <draw:frame draw:style-name="gr3" draw:text-style-name="P5" draw:layer="layout" svg:width="2.513cm" svg:height="1.517cm" svg:x="37.487cm" svg:y="39.483cm">
          <draw:text-box>
            <text:p><text:span text:style-name="T7">0...*</text:span></text:p>
          </draw:text-box>
        </draw:frame>
        <draw:connector draw:style-name="gr2" draw:text-style-name="P4" draw:layer="layout" draw:type="curve" svg:x1="44.8cm" svg:y1="35.219cm" svg:x2="60.8cm" svg:y2="41cm" draw:start-shape="id1" draw:start-glue-point="5" draw:end-shape="id4" draw:end-glue-point="0" svg:d="m44800 35219c10667 0 16000 1927 16000 5781" svg:viewBox="0 0 16001 5782">
          <text:p/>
        </draw:connector>
        <draw:custom-shape draw:style-name="gr1" draw:text-style-name="P3" xml:id="id4" draw:id="id4" draw:layer="layout" svg:width="13.2cm" svg:height="7.8cm" svg:x="54.2cm" svg:y="41cm">
          <text:p text:style-name="P1"><text:span text:style-name="T1">NetworkRunner</text:span></text:p>
          <text:p text:style-name="P1"><text:span text:style-name="T1"/></text:p>
          <text:p text:style-name="P2"><text:span text:style-name="T4"><text:line-break/></text:span><text:span text:style-name="T4"><text:line-break/></text:span><text:span text:style-name="T3">Special NetworkComponent,</text:span></text:p>
          <text:p text:style-name="P2"><text:span text:style-name="T3">Manages the Executon</text:span></text:p>
          <text:p text:style-name="P2"><text:span text:style-name="T3">Of Individual Network R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1.133cm" svg:height="1.517cm" svg:x="52.6cm" svg:y="36.4cm">
          <draw:text-box>
            <text:p><text:span text:style-name="T7">1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1" draw:text-style-name="P3" xml:id="id5" draw:id="id5" draw:layer="layout" svg:width="39.2cm" svg:height="5.4cm" svg:x="9.6cm" svg:y="1.8cm">
          <draw:glue-point draw:id="4" svg:x="5cm" svg:y="-2.012cm"/>
          <draw:glue-point draw:id="5" svg:x="5cm" svg:y="2.195cm"/>
          <text:p text:style-name="P1"><text:span text:style-name="T3"><text:line-break/></text:span><text:span text:style-name="T3">mymanager = NetworkManager(MyRunner(), </text:span></text:p>
          <text:p text:style-name="P1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2"/></text:span><text:span text:style-name="T3">[MyComponent0(), MyComponent1(), …],</text:span></text:p>
          <text:p text:style-name="P1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2"/></text:span><text:span text:style-name="T3">[MyAnalsyser0(), MyAnalyser1(), ...] 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7" draw:id="id7" draw:layer="layout" svg:width="16.4cm" svg:height="5.4cm" svg:x="9.6cm" svg:y="18.8cm">
          <draw:glue-point draw:id="4" svg:x="5cm" svg:y="-2.012cm"/>
          <draw:glue-point draw:id="5" svg:x="5cm" svg:y="2.195cm"/>
          <text:p text:style-name="P1"><text:span text:style-name="T3">my_manager.pre_build(traj) # option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6" draw:id="id6" draw:layer="layout" svg:width="15.4cm" svg:height="3.4cm" svg:x="21.4cm" svg:y="11.4cm">
          <draw:glue-point draw:id="4" svg:x="5cm" svg:y="-2.012cm"/>
          <draw:glue-point draw:id="5" svg:x="5cm" svg:y="2.195cm"/>
          <text:p text:style-name="P1"><text:span text:style-name="T3">my_manager.add_parameters(traj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8" draw:id="id8" draw:layer="layout" svg:width="15.6cm" svg:height="5.4cm" svg:x="33.6cm" svg:y="18.8cm">
          <draw:glue-point draw:id="4" svg:x="5cm" svg:y="-2.012cm"/>
          <draw:glue-point draw:id="5" svg:x="5cm" svg:y="2.195cm"/>
          <text:p text:style-name="P1"><text:span text:style-name="T3">my_manager.pre_run(traj) # option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9" draw:id="id9" draw:layer="layout" svg:width="22.6cm" svg:height="5.4cm" svg:x="17.8cm" svg:y="28.4cm">
          <draw:glue-point draw:id="4" svg:x="5cm" svg:y="-2.012cm"/>
          <draw:glue-point draw:id="5" svg:x="5cm" svg:y="2.195cm"/>
          <draw:glue-point draw:id="6" svg:x="-0.752cm" svg:y="-5cm"/>
          <draw:glue-point draw:id="7" svg:x="0.752cm" svg:y="-5cm"/>
          <text:p text:style-name="P1"><text:span text:style-name="T3">my_environment.f_run(run_network, mymanage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draw:type="curve" svg:x1="29.2cm" svg:y1="7.2cm" svg:x2="29.1cm" svg:y2="11.4cm" draw:start-shape="id5" draw:start-glue-point="2" draw:end-shape="id6" svg:d="m29200 7200c0 3150-100 1050-100 4200" svg:viewBox="0 0 101 4201">
          <text:p/>
        </draw:connector>
        <draw:connector draw:style-name="gr2" draw:text-style-name="P4" draw:layer="layout" draw:type="curve" svg:x1="29.1cm" svg:y1="14.8cm" svg:x2="17.8cm" svg:y2="18.8cm" draw:start-shape="id6" draw:end-shape="id7" svg:d="m29100 14800c0 3001-11300 1002-11300 4000" svg:viewBox="0 0 11301 4001">
          <text:p/>
        </draw:connector>
        <draw:connector draw:style-name="gr2" draw:text-style-name="P4" draw:layer="layout" draw:type="curve" svg:x1="29.1cm" svg:y1="14.8cm" svg:x2="41.4cm" svg:y2="18.8cm" draw:start-shape="id6" draw:start-glue-point="2" draw:end-shape="id8" draw:end-glue-point="0" svg:d="m29100 14800c0 3001 12300 1002 12300 4000" svg:viewBox="0 0 12301 4001">
          <text:p/>
        </draw:connector>
        <draw:connector draw:style-name="gr2" draw:text-style-name="P4" draw:layer="layout" draw:type="curve" svg:x1="29.1cm" svg:y1="14.8cm" svg:x2="29.1cm" svg:y2="28.4cm" draw:start-shape="id6" draw:start-glue-point="2" draw:end-shape="id9" svg:d="m29100 14800v13600" svg:viewBox="0 0 1 13601">
          <text:p/>
        </draw:connector>
        <draw:connector draw:style-name="gr2" draw:text-style-name="P4" draw:layer="layout" draw:type="curve" svg:x1="17.8cm" svg:y1="24.2cm" svg:x2="27.401cm" svg:y2="28.4cm" draw:start-shape="id7" draw:start-glue-point="2" draw:end-shape="id9" draw:end-glue-point="6" svg:d="m17800 24200c0 3151 9601 1052 9601 4200" svg:viewBox="0 0 9602 4201">
          <text:p/>
        </draw:connector>
        <draw:connector draw:style-name="gr2" draw:text-style-name="P4" draw:layer="layout" draw:type="curve" svg:x1="41.4cm" svg:y1="24.2cm" svg:x2="30.799cm" svg:y2="28.4cm" draw:start-shape="id8" draw:end-shape="id9" draw:end-glue-point="7" svg:d="m41400 24200c0 3151-10601 1052-10601 4200" svg:viewBox="0 0 10602 4201">
          <text:p/>
        </draw:connecto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custom-shape draw:style-name="gr1" draw:text-style-name="P6" xml:id="id15" draw:id="id15" draw:layer="layout" svg:width="15.4cm" svg:height="3.4cm" svg:x="35.4cm" svg:y="33.8cm">
          <draw:glue-point draw:id="4" svg:x="5cm" svg:y="0.588cm"/>
          <text:p text:style-name="P4"><text:span text:style-name="T3">Pop </text:span><text:span text:style-name="T5">current_subrun</text:span><text:span text:style-name="T3"> from </text:span><text:span text:style-name="T5">subruns</text:span></text:p>
          <text:p text:style-name="P4"><text:span text:style-name="T6">Stop loop if emp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16" draw:id="id16" draw:layer="layout" svg:width="18.2cm" svg:height="3.4cm" svg:x="53.4cm" svg:y="34cm">
          <draw:glue-point draw:id="4" svg:x="5cm" svg:y="-2.012cm"/>
          <draw:glue-point draw:id="5" svg:x="5cm" svg:y="2.195cm"/>
          <text:p text:style-name="P4"><text:span text:style-name="T3">Call </text:span><text:span text:style-name="T5">add_to_network</text:span><text:span text:style-name="T3"> for every compon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17" draw:id="id17" draw:layer="layout" svg:width="18.2cm" svg:height="3.4cm" svg:x="64.6cm" svg:y="40.2cm">
          <draw:glue-point draw:id="4" svg:x="5cm" svg:y="-2.012cm"/>
          <draw:glue-point draw:id="5" svg:x="5cm" svg:y="2.195cm"/>
          <text:p text:style-name="P4"><text:span text:style-name="T3">Call </text:span><text:span text:style-name="T5">add_to_network</text:span><text:span text:style-name="T3"> for every analy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18" draw:id="id18" draw:layer="layout" svg:width="18.8cm" svg:height="3.4cm" svg:x="64.3cm" svg:y="47.4cm">
          <draw:glue-point draw:id="4" svg:x="5cm" svg:y="-2.012cm"/>
          <draw:glue-point draw:id="5" svg:x="5cm" svg:y="2.195cm"/>
          <text:p text:style-name="P4"><text:span text:style-name="T3">Call </text:span><text:span text:style-name="T5">add_to_network</text:span><text:span text:style-name="T3"> for the network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0" draw:id="id10" draw:layer="layout" svg:width="15.4cm" svg:height="3.4cm" svg:x="35.4cm" svg:y="1.2cm">
          <draw:glue-point draw:id="4" svg:x="5cm" svg:y="-2.012cm"/>
          <draw:glue-point draw:id="5" svg:x="5cm" svg:y="2.195cm"/>
          <text:p text:style-name="P1"><text:span text:style-name="T3">Call </text:span><text:span text:style-name="T5">(pre-)build </text:span><text:span text:style-name="T6">for every compon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1" draw:id="id11" draw:layer="layout" svg:width="15.4cm" svg:height="3.4cm" svg:x="35.4cm" svg:y="6.4cm">
          <draw:glue-point draw:id="4" svg:x="5cm" svg:y="-2.012cm"/>
          <draw:glue-point draw:id="5" svg:x="5cm" svg:y="2.195cm"/>
          <text:p text:style-name="P1"><text:span text:style-name="T3">Call </text:span><text:span text:style-name="T5">(pre-)build </text:span><text:span text:style-name="T6">for every analy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2" draw:id="id12" draw:layer="layout" svg:width="15.4cm" svg:height="3.4cm" svg:x="35.4cm" svg:y="11.4cm">
          <draw:glue-point draw:id="4" svg:x="5cm" svg:y="-2.012cm"/>
          <draw:glue-point draw:id="5" svg:x="5cm" svg:y="2.195cm"/>
          <text:p text:style-name="P1"><text:span text:style-name="T3">Call </text:span><text:span text:style-name="T5">(pre-)build </text:span><text:span text:style-name="T6">for the network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13" draw:id="id13" draw:layer="layout" svg:width="14.6cm" svg:height="5.6cm" svg:x="35.8cm" svg:y="16.6cm">
          <draw:glue-point draw:id="4" svg:x="5cm" svg:y="-2.012cm"/>
          <draw:glue-point draw:id="5" svg:x="5cm" svg:y="2.195cm"/>
          <text:p text:style-name="P4"><text:span text:style-name="T3">Create the network instance from </text:span></text:p>
          <text:p text:style-name="P4"><text:span text:style-name="T3">the </text:span><text:span text:style-name="T5">brian_list</text:span></text:p>
          <text:p text:style-name="P4"><text:span text:style-name="T8"/></text:p>
          <text:p text:style-name="P4"><text:span text:style-name="T8">This step might be skipped if</text:span></text:p>
          <text:p text:style-name="P4"><text:span text:style-name="T8">the network instance already</text:span></text:p>
          <text:p text:style-name="P4"><text:span text:style-name="T8">exists (due to pre-running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14" draw:id="id14" draw:layer="layout" svg:width="15.4cm" svg:height="6.2cm" svg:x="35.4cm" svg:y="23.8cm">
          <draw:glue-point draw:id="4" svg:x="5cm" svg:y="-2.012cm"/>
          <draw:glue-point draw:id="5" svg:x="5cm" svg:y="2.195cm"/>
          <text:p text:style-name="P4"><text:span text:style-name="T3">Infer the order and duration of </text:span></text:p>
          <text:p text:style-name="P4"><text:span text:style-name="T3">subruns from </text:span></text:p>
          <text:p text:style-name="P4"><text:span text:style-name="T5">traj.parameters.simulation.durations</text:span></text:p>
          <text:p text:style-name="P4"><text:span text:style-name="T6">(or </text:span><text:span text:style-name="T5">pre_durations</text:span><text:span text:style-name="T6">)</text:span></text:p>
          <text:p text:style-name="P4"><text:span text:style-name="T3">and keep these in the </text:span><text:span text:style-name="T5">subruns </text:span><text:span text:style-name="T3">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19" draw:id="id19" draw:layer="layout" svg:width="19.6cm" svg:height="3.4cm" svg:x="45.2cm" svg:y="52.6cm">
          <draw:glue-point draw:id="4" svg:x="5cm" svg:y="-2.012cm"/>
          <draw:glue-point draw:id="5" svg:x="5cm" svg:y="2.195cm"/>
          <text:p text:style-name="P4"><text:span text:style-name="T3">Run the network instance for the duration</text:span></text:p>
          <text:p text:style-name="P4"><text:span text:style-name="T3">specified in </text:span><text:span text:style-name="T5">current_subru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4.6cm" svg:height="3.4cm" svg:x="27.2cm" svg:y="52.6cm">
          <draw:glue-point draw:id="4" svg:x="5cm" svg:y="-2.012cm"/>
          <draw:glue-point draw:id="5" svg:x="5cm" svg:y="2.195cm"/>
          <text:p text:style-name="P4"><text:span text:style-name="T3">Call </text:span><text:span text:style-name="T5">analyse</text:span><text:span text:style-name="T3"> for every analy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20.8cm" svg:height="3.4cm" svg:x="5.6cm" svg:y="47.2cm">
          <draw:glue-point draw:id="4" svg:x="5cm" svg:y="-2.012cm"/>
          <draw:glue-point draw:id="5" svg:x="5cm" svg:y="2.195cm"/>
          <text:p text:style-name="P4"><text:span text:style-name="T3">Call remove_from</text:span><text:span text:style-name="T5">_network</text:span><text:span text:style-name="T3"> for every compon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20.8cm" svg:height="3.4cm" svg:x="5.6cm" svg:y="40.6cm">
          <draw:glue-point draw:id="4" svg:x="5cm" svg:y="-2.012cm"/>
          <draw:glue-point draw:id="5" svg:x="5cm" svg:y="2.195cm"/>
          <text:p text:style-name="P4"><text:span text:style-name="T3">Call remove_from</text:span><text:span text:style-name="T5">_network</text:span><text:span text:style-name="T3"> for every analy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20.8cm" svg:height="3.4cm" svg:x="13.2cm" svg:y="33.8cm">
          <draw:glue-point draw:id="4" svg:x="5cm" svg:y="-2.012cm"/>
          <draw:glue-point draw:id="5" svg:x="5cm" svg:y="2.195cm"/>
          <text:p text:style-name="P4"><text:span text:style-name="T3">Call remove_from</text:span><text:span text:style-name="T5">_network</text:span><text:span text:style-name="T3"> for the network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draw:type="curve" svg:x1="43.1cm" svg:y1="4.6cm" svg:x2="43.1cm" svg:y2="6.4cm" draw:start-shape="id10" draw:start-glue-point="2" draw:end-shape="id11" draw:end-glue-point="0" svg:d="m43100 4600v1800" svg:viewBox="0 0 1 1801">
          <text:p/>
        </draw:connector>
        <draw:connector draw:style-name="gr2" draw:text-style-name="P4" draw:layer="layout" draw:type="curve" svg:x1="43.1cm" svg:y1="9.8cm" svg:x2="43.1cm" svg:y2="11.4cm" draw:start-shape="id11" draw:start-glue-point="2" draw:end-shape="id12" draw:end-glue-point="0" svg:d="m43100 9800v1600" svg:viewBox="0 0 1 1601">
          <text:p/>
        </draw:connector>
        <draw:connector draw:style-name="gr2" draw:text-style-name="P4" draw:layer="layout" draw:type="curve" svg:x1="43.1cm" svg:y1="14.8cm" svg:x2="43.1cm" svg:y2="16.6cm" draw:start-shape="id12" draw:start-glue-point="2" draw:end-shape="id13" svg:d="m43100 14800v1800" svg:viewBox="0 0 1 1801">
          <text:p/>
        </draw:connector>
        <draw:connector draw:style-name="gr2" draw:text-style-name="P4" draw:layer="layout" draw:type="curve" svg:x1="43.1cm" svg:y1="22.2cm" svg:x2="43.1cm" svg:y2="23.8cm" draw:start-shape="id13" draw:start-glue-point="2" draw:end-shape="id14" svg:d="m43100 22200v1600" svg:viewBox="0 0 1 1601">
          <text:p/>
        </draw:connector>
        <draw:connector draw:style-name="gr2" draw:text-style-name="P4" draw:layer="layout" draw:type="curve" svg:x1="43.1cm" svg:y1="30cm" svg:x2="43.1cm" svg:y2="33.8cm" draw:start-shape="id14" draw:start-glue-point="2" draw:end-shape="id15" svg:d="m43100 30000v3800" svg:viewBox="0 0 1 3801">
          <text:p/>
        </draw:connector>
        <draw:connector draw:style-name="gr2" draw:text-style-name="P4" draw:layer="layout" draw:type="curve" svg:x1="50.8cm" svg:y1="35.699cm" svg:x2="53.4cm" svg:y2="35.7cm" draw:start-shape="id15" draw:start-glue-point="4" draw:end-shape="id16" svg:d="m50800 35699c1951 0 652 1 2600 1" svg:viewBox="0 0 2601 2">
          <text:p/>
        </draw:connector>
        <draw:connector draw:style-name="gr2" draw:text-style-name="P4" draw:layer="layout" draw:type="curve" svg:x1="71.6cm" svg:y1="35.7cm" svg:x2="73.7cm" svg:y2="40.2cm" draw:start-shape="id16" draw:start-glue-point="1" draw:end-shape="id17" draw:end-glue-point="0" svg:d="m71600 35700c1400 0 2100 1500 2100 4500" svg:viewBox="0 0 2101 4501">
          <text:p/>
        </draw:connector>
        <draw:connector draw:style-name="gr2" draw:text-style-name="P4" draw:layer="layout" draw:type="curve" svg:x1="73.7cm" svg:y1="43.6cm" svg:x2="73.7cm" svg:y2="47.4cm" draw:start-shape="id17" draw:start-glue-point="2" draw:end-shape="id18" draw:end-glue-point="0" svg:d="m73700 43600v3800" svg:viewBox="0 0 1 3801">
          <text:p/>
        </draw:connector>
        <draw:connector draw:style-name="gr2" draw:text-style-name="P4" draw:layer="layout" draw:type="curve" svg:x1="73.7cm" svg:y1="50.8cm" svg:x2="64.8cm" svg:y2="55.046cm" draw:start-shape="id18" draw:start-glue-point="2" draw:end-shape="id19" draw:end-glue-point="5" svg:d="m73700 50800c0 2831-2966 4246-8900 4246" svg:viewBox="0 0 8901 4247">
          <text:p/>
        </draw:connecto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364cm" fo:text-indent="0cm"/>
      <style:text-properties style:use-window-font-color="true" style:text-outline="false" style:text-line-through-style="none" fo:font-family="Arial" style:font-family-generic="roman" style:font-pitch="variable" fo:font-size="87.300003051757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1.09cm" fo:text-indent="0cm"/>
      <style:text-properties fo:font-size="76.4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817cm" fo:text-indent="0cm"/>
      <style:text-properties fo:font-size="65.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543cm" fo:text-indent="0cm"/>
      <style:text-properties fo:font-size="54.5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120.19999694824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9.294cm" svg:height="6.564cm" svg:x="1cm" svg:y="2.638cm"/>
      <draw:page-thumbnail draw:layer="backgroundobjects" svg:width="9.294cm" svg:height="6.564cm" svg:x="1cm" svg:y="10.686cm"/>
      <draw:page-thumbnail draw:layer="backgroundobjects" svg:width="9.294cm" svg:height="6.564cm" svg:x="1cm" svg:y="18.734cm"/>
      <draw:page-thumbnail draw:layer="backgroundobjects" svg:width="9.294cm" svg:height="6.564cm" svg:x="11.295cm" svg:y="2.638cm"/>
      <draw:page-thumbnail draw:layer="backgroundobjects" svg:width="9.294cm" svg:height="6.564cm" svg:x="11.295cm" svg:y="10.686cm"/>
      <draw:page-thumbnail draw:layer="backgroundobjects" svg:width="9.294cm" svg:height="6.564cm" svg:x="11.295cm" svg:y="18.734cm"/>
    </style:handout-master>
    <style:master-page style:name="Standard" style:page-layout-name="PM1" draw:style-name="Mdp1">
      <draw:frame presentation:style-name="Standard-title" draw:layer="backgroundobjects" svg:width="73.889cm" svg:height="9.584cm" svg:x="5.105cm" svg:y="3.287cm" presentation:class="title" presentation:placeholder="true">
        <draw:text-box/>
      </draw:frame>
      <draw:frame presentation:style-name="Standard-outline1" draw:layer="backgroundobjects" svg:width="72.247cm" svg:height="33.292cm" svg:x="5.105cm" svg:y="14.428cm" presentation:class="outline" presentation:placeholder="true">
        <draw:text-box/>
      </draw:frame>
      <draw:frame presentation:style-name="Mpr1" draw:text-style-name="MP1" draw:layer="backgroundobjects" svg:width="19.128cm" svg:height="3.958cm" svg:x="5.105cm" svg:y="53.28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26.023cm" svg:height="3.958cm" svg:x="29.077cm" svg:y="53.28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9.128cm" svg:height="3.958cm" svg:x="59.864cm" svg:y="53.28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ert </meta:initial-creator>
    <meta:creation-date>2013-11-16T16:13:34</meta:creation-date>
    <dc:date>2014-01-03T10:41:45</dc:date>
    <dc:creator>Robert </dc:creator>
    <meta:editing-duration>PT14H51M48S</meta:editing-duration>
    <meta:editing-cycles>8</meta:editing-cycles>
    <meta:generator>LibreOffice/3.5$Linux_X86_64 LibreOffice_project/350m1$Build-2</meta:generator>
    <meta:document-statistic meta:object-count="70"/>
  </office:meta>
</office:document-meta>
</file>